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text-properties officeooo:paragraph-rsid="00173f0a"/>
    </style:style>
    <style:style style:name="P2" style:family="paragraph" style:parent-style-name="Standard">
      <style:text-properties officeooo:paragraph-rsid="00190863"/>
    </style:style>
    <style:style style:name="P3" style:family="paragraph" style:parent-style-name="Standard">
      <style:text-properties officeooo:paragraph-rsid="001a98db"/>
    </style:style>
    <style:style style:name="P4" style:family="paragraph" style:parent-style-name="Standard">
      <style:text-properties officeooo:paragraph-rsid="001c9592"/>
    </style:style>
    <style:style style:name="P5" style:family="paragraph" style:parent-style-name="Standard">
      <style:text-properties officeooo:rsid="001e5a8c" officeooo:paragraph-rsid="001e5a8c"/>
    </style:style>
    <style:style style:name="P6" style:family="paragraph" style:parent-style-name="Standard">
      <style:text-properties officeooo:paragraph-rsid="001e5a8c"/>
    </style:style>
    <style:style style:name="P7" style:family="paragraph" style:parent-style-name="Standard">
      <style:text-properties officeooo:rsid="001fe29d" officeooo:paragraph-rsid="001fe29d"/>
    </style:style>
    <style:style style:name="P8" style:family="paragraph" style:parent-style-name="Standard">
      <style:text-properties fo:font-weight="bold" officeooo:rsid="001e5a8c" officeooo:paragraph-rsid="001e5a8c" style:font-weight-asian="bold" style:font-weight-complex="bold"/>
    </style:style>
    <style:style style:name="P9" style:family="paragraph" style:parent-style-name="Standard">
      <style:text-properties officeooo:rsid="00173f0a" officeooo:paragraph-rsid="00190863"/>
    </style:style>
    <style:style style:name="P10" style:family="paragraph" style:parent-style-name="Standard" style:list-style-name="WWNum1">
      <style:text-properties officeooo:paragraph-rsid="001fe29d"/>
    </style:style>
    <style:style style:name="P11" style:family="paragraph" style:parent-style-name="Standard" style:list-style-name="WWNum1">
      <style:text-properties officeooo:rsid="00190863" officeooo:paragraph-rsid="001fe29d"/>
    </style:style>
    <style:style style:name="P12" style:family="paragraph" style:parent-style-name="Standard" style:list-style-name="WWNum1">
      <style:text-properties fo:font-weight="bold" officeooo:rsid="00190863" officeooo:paragraph-rsid="001fe29d" style:font-weight-asian="bold" style:font-weight-complex="bold"/>
    </style:style>
    <style:style style:name="P13" style:family="paragraph" style:parent-style-name="Standard" style:list-style-name="WWNum1">
      <style:text-properties fo:font-weight="bold" officeooo:rsid="001a98db" officeooo:paragraph-rsid="001fe29d" style:font-weight-asian="bold" style:font-weight-complex="bold"/>
    </style:style>
    <style:style style:name="P14" style:family="paragraph" style:parent-style-name="Standard" style:list-style-name="WWNum1">
      <style:text-properties officeooo:rsid="001a98db" officeooo:paragraph-rsid="001fe29d"/>
    </style:style>
    <style:style style:name="P15" style:family="paragraph" style:parent-style-name="Title" style:master-page-name="Standard">
      <style:paragraph-properties fo:margin-top="0.1665in" fo:margin-bottom="0.0417in" loext:contextual-spacing="false" style:page-number="auto"/>
    </style:style>
    <style:style style:name="P16" style:family="paragraph" style:parent-style-name="List_20_Paragraph" style:list-style-name="WWNum1"/>
    <style:style style:name="P17" style:family="paragraph" style:parent-style-name="List_20_Paragraph" style:list-style-name="WWNum1">
      <style:text-properties officeooo:paragraph-rsid="001a98db"/>
    </style:style>
    <style:style style:name="P18" style:family="paragraph" style:parent-style-name="List_20_Paragraph" style:list-style-name="WWNum2"/>
    <style:style style:name="P19" style:family="paragraph" style:parent-style-name="List_20_Paragraph" style:list-style-name="WWNum2">
      <style:text-properties officeooo:paragraph-rsid="0020fd15"/>
    </style:style>
    <style:style style:name="P20" style:family="paragraph" style:parent-style-name="List_20_Paragraph" style:list-style-name="WWNum2">
      <style:text-properties officeooo:paragraph-rsid="0023e294"/>
    </style:style>
    <style:style style:name="T1" style:family="text">
      <style:text-properties officeooo:rsid="00173f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3f0a" style:font-weight-asian="bold" style:font-weight-complex="bold"/>
    </style:style>
    <style:style style:name="T4" style:family="text">
      <style:text-properties fo:font-weight="bold" officeooo:rsid="00190863" style:font-weight-asian="bold" style:font-weight-complex="bold"/>
    </style:style>
    <style:style style:name="T5" style:family="text">
      <style:text-properties fo:font-weight="bold" officeooo:rsid="001a98db" style:font-weight-asian="bold" style:font-weight-complex="bold"/>
    </style:style>
    <style:style style:name="T6" style:family="text">
      <style:text-properties fo:font-weight="bold" officeooo:rsid="001c9592" style:font-weight-asian="bold" style:font-weight-complex="bold"/>
    </style:style>
    <style:style style:name="T7" style:family="text">
      <style:text-properties officeooo:rsid="00190863"/>
    </style:style>
    <style:style style:name="T8" style:family="text">
      <style:text-properties officeooo:rsid="001a98db"/>
    </style:style>
    <style:style style:name="T9" style:family="text">
      <style:text-properties officeooo:rsid="001c9592"/>
    </style:style>
    <style:style style:name="T10" style:family="text">
      <style:text-properties officeooo:rsid="001e5a8c"/>
    </style:style>
    <style:style style:name="T11" style:family="text">
      <style:text-properties officeooo:rsid="0020b658"/>
    </style:style>
    <style:style style:name="T12" style:family="text">
      <style:text-properties officeooo:rsid="0020fd15"/>
    </style:style>
    <style:style style:name="T13" style:family="text">
      <style:text-properties officeooo:rsid="0022e1c1"/>
    </style:style>
    <style:style style:name="T14" style:family="text">
      <style:text-properties officeooo:rsid="0023db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AI</text:span>行为识别代码运行说明</text:h>
      <text:h text:style-name="Heading_20_6" text:outline-level="6">一、服务器后端</text:h>
      <text:p text:style-name="P2"><text:tab/><text:span text:style-name="T1">1.<text:tab/></text:span><text:span text:style-name="T3">运行程序</text:span></text:p>
      <text:p text:style-name="P9"><text:tab/>打开服务器，进入到Action_Recognition/文件夹下，鼠标右键“在终端打开”，打开终端后，输入：</text:p>
      <text:p text:style-name="P1"><text:span text:style-name="T2"><text:tab/>sh </text:span><text:span text:style-name="T3">start_all.sh</text:span></text:p>
      <text:p text:style-name="P1"><text:span text:style-name="T3"><text:tab/></text:span>可以同时开始运行后端<text:span text:style-name="T1">AI</text:span>行为识别算法与前端显示程序<text:span text:style-name="T1">。打开火狐浏览器，输入:</text:span><text:a xlink:type="simple" xlink:href="http://localhost:8080/" text:style-name="Internet_20_link" text:visited-style-name="Visited_20_Internet_20_Link"><text:span text:style-name="T1">http://localhost:8080/</text:span></text:a><text:span text:style-name="T1">，即可浏览监控画面。</text:span></text:p>
      <text:p text:style-name="P2"><text:tab/>注<text:span text:style-name="T1">：若不在服务器预览监控画面，第1步改为输入“sh start_camera.sh”，只运行后端现为识别算法。若此时需要预览网页画面，输入“sh start_ui.sh” 即可，浏览器输入</text:span><text:a xlink:type="simple" xlink:href="http://localhost:8080/" text:style-name="Internet_20_link" text:visited-style-name="Visited_20_Internet_20_Link"><text:span text:style-name="T1">localhost:8080/</text:span></text:a><text:span text:style-name="T1">进行预览。</text:span></text:p>
      <text:p text:style-name="P2"/>
      <text:p text:style-name="P2"><text:tab/><text:span text:style-name="T4">2.修改摄像头ip地址</text:span></text:p>
      <text:p text:style-name="P2"><text:tab/>进入到<text:span text:style-name="T7">Action_Recogniotion/action_recognition_new/Utils文件夹下，打开camera_config.ini文件，共有4台摄像头 的配置参数，修改对应摄像头ip地址即可。</text:span></text:p>
      <text:p text:style-name="P2"><text:tab/>注<text:span text:style-name="T7">：若使用蒲公英进行ip地址映射，应填写蒲公英在局域网下的ip地址。</text:span></text:p>
      <text:p text:style-name="P2"/>
      <text:p text:style-name="P2"><text:span text:style-name="T7"><text:tab/></text:span><text:span text:style-name="T4">3. 修改打开摄像头数量</text:span></text:p>
      <text:p text:style-name="P2"><text:tab/>进入到<text:span text:style-name="T7">Action_Recogniotion/action_recognition_new/Utils文件夹下，打开camera_config.ini文件，修改第一行“ids=0，1，2，3”，</text:span>修改为<text:span text:style-name="T7">“ids=0”只打开第一台摄像头；修改为”ids=0，1”则打开前两台摄像头；修改为”ids=0，1，2”则打开前三台摄像头；修改为”ids=0，1，2，3”则打开四台摄像头。</text:span></text:p>
      <text:p text:style-name="P2"><text:tab/>注意<text:span text:style-name="T7">：必须按顺序选择打开摄像头，即需要先打开第一台摄像头才能打开第二台摄像头。若想要只打开某一台摄像头，需要将其ip地址写在第一台摄像头的ip地址处，然后修改“ids=0”,选择打开第一台摄像头即可。</text:span></text:p>
      <text:p text:style-name="P2"/>
      <text:p text:style-name="P2"><text:span text:style-name="T8"><text:tab/></text:span><text:span text:style-name="T5">4. 查看违法行为图片</text:span></text:p>
      <text:p text:style-name="P3"><text:tab/>进入<text:span text:style-name="T7">Action_Recogniotion/action_recognition_new/CameraData/即可查看每个摄像头的保存数据，图片以事件序号+危险行为+违规人员id等命名。</text:span></text:p>
      <text:p text:style-name="P4"><text:tab/>注<text:span text:style-name="T9">：若文件夹下图片数据过多，进入CameraData/下，打开终端，运行“sh clean_image.sh”，即可清空camera0/、camera1/、camera2/、camera3/下的所有图片。</text:span></text:p>
      <text:p text:style-name="P2"/>
      <text:h text:style-name="Heading_20_6" text:outline-level="6">二、前端网页界面</text:h>
      <text:list xml:id="list671653635" text:style-name="WWNum1">
        <text:list-item>
          <text:p text:style-name="P16"><text:span text:style-name="Strong">服务器上运行前端程序</text:span></text:p>
        </text:list-item>
      </text:list>
      <text:p text:style-name="Standard"><text:tab/>若只在服务器上预览画面<text:span text:style-name="T7">，则参考上一步服务器端操作步骤即可。</text:span></text:p>
      <text:p text:style-name="Standard"><text:tab/></text:p>
      <text:list xml:id="list221320613458324" text:continue-numbering="true" text:style-name="WWNum1">
        <text:list-item>
          <text:p text:style-name="P17"><text:soft-page-break/><text:span text:style-name="Strong">其他电脑上运行前端程序</text:span></text:p>
          <text:p text:style-name="P11">若需要在另一台电脑上预览画面，需要将电脑与服务器处于同一局域网下。</text:p>
          <text:p text:style-name="P12">1. 安装nodejs</text:p>
          <text:p text:style-name="P10">首先将<text:span text:style-name="T7">Action_Recogniotion/下面的</text:span>behavior_recognition_frontend整个文件夹代码拷贝到电脑上<text:span text:style-name="T8">，参考文件夹下README.md安装nodejs。</text:span></text:p>
          <text:p text:style-name="P13">2. 修改服务器ip</text:p>
          <text:p text:style-name="P14">查看服务器局域网ip地址，进入behavior_recognition_frontend/src/vuex/文件夹，打开index.js ，修改“ ip: 'localhost' ” 中localhost为服务器ip地址，保存。</text:p>
          <text:p text:style-name="P13">3. 编译运行</text:p>
          <text:p text:style-name="P14">进入到behavior_recognition_frontend/，右键打开终端，输入“npm install”,完成后输入”npm run dev”,随后即可打开网页输入”localhost：8080“查看监控画面。</text:p>
        </text:list-item>
      </text:list>
      <text:p text:style-name="P3"><text:tab/>注<text:span text:style-name="T8">：每次修改index.js中服务器ip地址后，均需要“npm install”，然后再npm run dev”查看画面。</text:span></text:p>
      <text:p text:style-name="P3"/>
      <text:p text:style-name="P3"/>
      <text:list xml:id="list221321017934785" text:continue-numbering="true" text:style-name="WWNum1">
        <text:list-item>
          <text:p text:style-name="P16"><text:span text:style-name="Strong">网页界面操作</text:span></text:p>
        </text:list-item>
      </text:list>
      <text:p text:style-name="Standard"><text:span text:style-name="T9"><text:tab/></text:span><text:span text:style-name="T6">1. 切换预览摄像头</text:span></text:p>
      <text:p text:style-name="Standard"><text:tab/>点击<text:span text:style-name="T10">“选择摄像头源”下摄像头一，选择要预览摄像头，点击“切换摄像头”，即可切换预览的摄像头。</text:span></text:p>
      <text:p text:style-name="P8"><text:tab/>2.选择识别行为类别</text:p>
      <text:p text:style-name="P5"><text:tab/>点击“选择监控行为”下的对应功能字条的“X”处，再点击“保存配置”，即可关闭不需要的监控功能。再次点击下拉符号，可重新勾选对应功能，最后再点击“保存配置”，打开所选功能。</text:p>
      <text:p text:style-name="P5"><text:tab/>注意：“闯入危险区域”和“违法越界”为二选一功能，点击对应位置即可切换模式。前者“闯入危险区域”可识别违法进入危险区域人员；后者“违法越界”可识别违法超出安全区域内的人员。</text:p>
      <text:p text:style-name="P8"><text:tab/>3. 闯入危险区域</text:p>
      <text:p text:style-name="P5"><text:tab/>点击“开始选点”，即可用鼠标点击监控画面，绘制危险区域，点击“撤销选点”可撤销上一选点，点击“结束选点”完成危险区域绘制。点击“清空选点”可删除危险区域。</text:p>
      <text:p text:style-name="P7"><text:tab/><text:span text:style-name="T2">4. 控制云台</text:span></text:p>
      <text:p text:style-name="P7"><text:tab/>连续点击对应方向符号，可控制云台左右、上下转动。</text:p>
      <text:p text:style-name="P6"/>
      <text:h text:style-name="Heading_20_6" text:outline-level="6">三、蒲公英网络设置</text:h>
      <text:list xml:id="list2469595375" text:style-name="WWNum2">
        <text:list-item>
          <text:p text:style-name="P18">蒲公英作用为映射摄像头ip地址<text:span text:style-name="T11">，使得摄像头能通过无线局域网将视频流发送给服务器</text:span>。</text:p>
        </text:list-item>
        <text:list-item>
          <text:p text:style-name="P18">查看蒲公英ip地址<text:span text:style-name="T11">，需要蒲公英联网（连接WiFi上网)，电脑连接蒲公英WiFi, SN码：475309495565，密码：12345678。浏览器输入pgybox.oray.com即可查看蒲公英网络状态，查看广域网IP地址（该IP即为服务器要访问的摄像头IP）。</text:span></text:p>
        </text:list-item>
        <text:list-item>
          <text:p text:style-name="P19">将摄像头有线连接蒲公英<text:span text:style-name="T12">，进入pgybox.oray.com，点击网络设置，选择DMZ，输入摄像头ip地址（如192.168.1.64），即可将摄像头ip映射为蒲公英ip地址，服务器访问蒲公英ip地址，相当于访问摄像头ip。</text:span></text:p>
        </text:list-item>
        <text:list-item>
          <text:p text:style-name="P20"><text:soft-page-break/>进入网络设置，上网设置，立即前往，可以修改蒲公英默认连接<text:span text:style-name="T14">WiFi: 选择上网方式为无线中继，扫描WiFi，修改蒲公英默认连接WiFi。</text:span></text:p>
        </text:list-item>
        <text:list-item>
          <text:p text:style-name="P19">服务器有线连接摄像头<text:span text:style-name="T13">，需要修改有线连接ip地址为192.168.1.xxx,与摄像头ip地址在同一网段，但不能与摄像头ip地址相同。</text:span></text:p>
        </text:list-item>
        <text:list-item>
          <text:p text:style-name="P19">有线连接摄像头后浏览器输入摄像头ip地址<text:span text:style-name="T13">（如192.168.1.64）可访问摄像头，输入用户名admin,密码为:hk888888,进入后可在配置中“音视频”下修改摄像头默认画面分辨率与帧率。</text:span></text:p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等线" fo:font-size="10.5pt" fo:language="en" fo:country="US" style:letter-kerning="true" style:font-name-asian="等线1" style:font-size-asian="10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等线" fo:font-family="等线" style:font-family-generic="roman" style:font-pitch="variable" fo:font-size="10.5pt" fo:language="en" fo:country="US" style:font-name-asian="等线1" style:font-family-asian="等线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1%" fo:keep-together="always" fo:keep-with-next="always"/>
      <style:text-properties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807in" fo:margin-bottom="0.1807in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2016in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945in" fo:margin-bottom="0.2016in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445in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665in" fo:margin-bottom="0.0445in" loext:contextual-spacing="false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in" fo:margin-right="0in" fo:text-indent="0.2917in" style:auto-text-indent="false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标题_20_1_20_字符" style:display-name="标题 1 字符" style:family="text" style:parent-style-name="Default_20_Paragraph_20_Font">
      <style:text-properties fo:font-size="22pt" fo:font-weight="bold" style:font-size-asian="22pt" style:font-weight-asian="bold" style:font-size-complex="22pt" style:font-weight-complex="bold"/>
    </style:style>
    <style:style style:name="标题_20_字符" style:display-name="标题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标题_20_3_20_字符" style:display-name="标题 3 字符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字符" style:display-name="标题 4 字符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标题_20_5_20_字符" style:display-name="标题 5 字符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字符" style:display-name="标题 6 字符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标题_20_7_20_字符" style:display-name="标题 7 字符" style:family="text" style:parent-style-name="Default_20_Paragraph_20_Font"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07:43:00</meta:creation-date>
    <meta:initial-creator>l zy</meta:initial-creator>
    <dc:language>en-US</dc:language>
    <dc:date>2021-12-26T22:13:20.137304744</dc:date>
    <meta:editing-cycles>23</meta:editing-cycles>
    <meta:editing-duration>PT1H33M51S</meta:editing-duration>
    <meta:generator>LibreOffice/6.0.7.3$Linux_X86_64 LibreOffice_project/00m0$Build-3</meta:generator>
    <meta:document-statistic meta:table-count="0" meta:image-count="0" meta:object-count="0" meta:page-count="3" meta:paragraph-count="46" meta:word-count="1556" meta:character-count="2356" meta:non-whitespace-character-count="23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